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SerForMethods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Class2.BaseClas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Class.BaseClass( String a ,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Class2.BaseClass2( String a ,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Class2.tak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lass.Bas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Class.take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lass2.take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